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исх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]*[.C1]" office:value-type="float" office:value="2073600" calcext:value-type="float">
            <text:p>207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ов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[.B2]*[.C2]" office:value-type="float" office:value="921600" calcext:value-type="float">
            <text:p>9216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гл. в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раз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зр. 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а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на т.</text:p>
          </table:table-cell>
          <table:table-cell table:formula="of:=[.B10]/[.D1]" office:value-type="float" office:value="109.226666666667" calcext:value-type="float">
            <text:p>109,22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м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МБ</text:p>
          </table:table-cell>
          <table:table-cell/>
          <table:table-cell table:formula="of:=ROUNDDOWN([.E6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table:formula="of:=[.B7]*1024" office:value-type="float" office:value="27648" calcext:value-type="float">
            <text:p>27648</text:p>
          </table:table-cell>
          <table:table-cell office:value-type="string" calcext:value-type="string">
            <text:p>КБ</text:p>
          </table:table-cell>
          <table:table-cell/>
          <table:table-cell table:formula="of:=[.E7]/[.B4]" office:value-type="float" office:value="72.6666666666667" calcext:value-type="float">
            <text:p>72,6666666666667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formula="of:=[.B8]*1024" office:value-type="float" office:value="28311552" calcext:value-type="float">
            <text:p>28311552</text:p>
          </table:table-cell>
          <table:table-cell office:value-type="string" calcext:value-type="string">
            <text:p>Б</text:p>
          </table:table-cell>
          <table:table-cell/>
          <table:table-cell table:formula="of:=[.E8]/[.B5]" office:value-type="float" office:value="36.3333333333333" calcext:value-type="float">
            <text:p>36,3333333333333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formula="of:=[.B9]*8" office:value-type="float" office:value="226492416" calcext:value-type="float">
            <text:p>226492416</text:p>
          </table:table-cell>
          <table:table-cell office:value-type="string" calcext:value-type="string">
            <text:p>бит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6"/>
          <table:table-cell table:style-name="ce1" table:number-columns-repeated="2"/>
        </table:table-row>
        <table:table-row table:style-name="ro1">
          <table:table-cell office:value-type="string" calcext:value-type="string">
            <text:p>нов. Разм</text:p>
          </table:table-cell>
          <table:table-cell table:formula="of:=((([.B8]/[.D1])*[.D2])/[.B4])/[.B5]/[.B5]" office:value-type="float" office:value="2048" calcext:value-type="float">
            <text:p>2048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/>
          <table:table-cell table:formula="of:=[.B8]-[.B12]" office:value-type="float" office:value="25600" calcext:value-type="float">
            <text:p>25600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(n)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A2]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3]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B3]-[.B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B4]-[.B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5]-[.B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6]-[.B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7]-[.B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8]-[.B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9]-[.B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10]-[.B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11]-[.B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12]-[.B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13]-[.B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14]-[.B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15]-[.B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16]-[.B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17]-[.B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18]-[.B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19]-[.B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20]-[.B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B21]-[.B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B22]-[.B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B23]-[.B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B24]-[.B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B25]-[.B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B26]-[.B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7]-[.B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B28]-[.B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B29]-[.B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B30]-[.B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B31]-[.B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B32]-[.B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B33]-[.B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B34]-[.B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B35]-[.B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B36]-[.B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B37]-[.B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B38]-[.B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B39]-[.B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B40]-[.B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B41]-[.B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B42]-[.B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B43]-[.B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B44]-[.B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B45]-[.B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B46]-[.B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B47]-[.B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B48]-[.B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B49]-[.B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B50]-[.B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B51]-[.B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B52]-[.B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B53]-[.B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B54]-[.B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B55]-[.B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B56]-[.B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B57]-[.B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B58]-[.B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B59]-[.B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B60]-[.B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B61]-[.B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B62]-[.B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B63]-[.B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B64]-[.B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B65]-[.B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B66]-[.B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B67]-[.B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B68]-[.B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B69]-[.B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B70]-[.B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B71]-[.B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B72]-[.B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B73]-[.B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B74]-[.B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B75]-[.B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B76]-[.B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B77]-[.B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B78]-[.B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B79]-[.B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B80]-[.B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B81]-[.B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B82]-[.B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B83]-[.B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B84]-[.B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B85]-[.B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B86]-[.B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B87]-[.B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B88]-[.B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B89]-[.B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B90]-[.B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B91]-[.B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B92]-[.B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B93]-[.B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B94]-[.B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B95]-[.B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[.B96]-[.B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B97]-[.B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[.B98]-[.B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B99]-[.B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B100]-[.B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B101]-[.B1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B102]-[.B1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B103]-[.B1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B104]-[.B1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B105]-[.B1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B106]-[.B1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B107]-[.B1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B108]-[.B1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B109]-[.B1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B110]-[.B1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B111]-[.B1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B112]-[.B1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B113]-[.B1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B114]-[.B1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B115]-[.B1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B116]-[.B1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B117]-[.B1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B118]-[.B1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B119]-[.B1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B120]-[.B1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B121]-[.B1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B122]-[.B1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B123]-[.B1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B124]-[.B1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B125]-[.B1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B126]-[.B1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B127]-[.B1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B128]-[.B1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B129]-[.B1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B130]-[.B1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B131]-[.B1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[.B132]-[.B1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B133]-[.B1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B134]-[.B1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B135]-[.B1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B136]-[.B1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B137]-[.B1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B138]-[.B1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B139]-[.B1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B140]-[.B1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B141]-[.B1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B142]-[.B1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B143]-[.B1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B144]-[.B1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[.B145]-[.B1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B146]-[.B1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B147]-[.B1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B148]-[.B1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B149]-[.B1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B150]-[.B1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B151]-[.B1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B152]-[.B1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B153]-[.B1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B154]-[.B1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B155]-[.B1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[.B156]-[.B1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[.B157]-[.B1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[.B158]-[.B1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B159]-[.B1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B160]-[.B1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B161]-[.B1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B162]-[.B1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[.B163]-[.B1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B164]-[.B1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[.B165]-[.B1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B166]-[.B1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B167]-[.B1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B168]-[.B1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B169]-[.B1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B170]-[.B1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B171]-[.B1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B172]-[.B1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.B173]-[.B1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B174]-[.B1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B175]-[.B1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.B176]-[.B1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B177]-[.B1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[.B178]-[.B1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B179]-[.B1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.B180]-[.B1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B181]-[.B1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B182]-[.B1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.B183]-[.B1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.B184]-[.B1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[.B185]-[.B1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.B186]-[.B1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B187]-[.B1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B188]-[.B1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[.B189]-[.B1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.B190]-[.B1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B191]-[.B1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B192]-[.B1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B193]-[.B1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[.B194]-[.B1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[.B195]-[.B1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B196]-[.B1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B197]-[.B1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.B198]-[.B1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.B199]-[.B1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.B200]-[.B1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[.B201]-[.B2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B202]-[.B2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B203]-[.B2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.B204]-[.B2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B205]-[.B2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B206]-[.B2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B207]-[.B2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B208]-[.B2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B209]-[.B2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B210]-[.B2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B211]-[.B2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[.B212]-[.B2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B213]-[.B2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[.B214]-[.B2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B215]-[.B2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B216]-[.B2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B217]-[.B2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.B218]-[.B2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.B219]-[.B2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[.B220]-[.B2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.B221]-[.B2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B222]-[.B2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B223]-[.B2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[.B224]-[.B2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B225]-[.B2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B226]-[.B2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227]-[.B2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B228]-[.B2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[.B229]-[.B2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[.B230]-[.B2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[.B231]-[.B2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[.B232]-[.B2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B233]-[.B2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[.B234]-[.B2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B235]-[.B2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B236]-[.B2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B237]-[.B2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[.B238]-[.B2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B239]-[.B2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B240]-[.B2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B241]-[.B2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[.B242]-[.B2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B243]-[.B2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B244]-[.B2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B245]-[.B2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B246]-[.B2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[.B247]-[.B2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B248]-[.B2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B249]-[.B2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B250]-[.B2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B251]-[.B2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B252]-[.B2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B253]-[.B2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B254]-[.B2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B255]-[.B2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[.B256]-[.B2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B257]-[.B2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B258]-[.B2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B259]-[.B2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B260]-[.B2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B261]-[.B2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B262]-[.B2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[.B263]-[.B2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B264]-[.B2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[.B265]-[.B2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B266]-[.B2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B267]-[.B2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B268]-[.B2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[.B269]-[.B2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[.B270]-[.B2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[.B271]-[.B2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[.B272]-[.B2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[.B273]-[.B2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B274]-[.B2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B275]-[.B2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B276]-[.B2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B277]-[.B2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[.B278]-[.B2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[.B279]-[.B2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B280]-[.B2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[.B281]-[.B2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B282]-[.B2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B283]-[.B2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B284]-[.B2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B285]-[.B2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B286]-[.B2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B287]-[.B2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B288]-[.B2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B289]-[.B2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[.B290]-[.B2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B291]-[.B2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B292]-[.B2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B293]-[.B2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B294]-[.B2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B295]-[.B2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[.B296]-[.B2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B297]-[.B2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[.B298]-[.B2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B299]-[.B2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[.B300]-[.B2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B301]-[.B3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.B302]-[.B3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[.B303]-[.B3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B304]-[.B3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[.B305]-[.B3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B306]-[.B3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B307]-[.B3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[.B308]-[.B3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[.B309]-[.B3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[.B310]-[.B3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B311]-[.B3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B312]-[.B3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B313]-[.B3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B314]-[.B3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[.B315]-[.B3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[.B316]-[.B3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B317]-[.B3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B318]-[.B3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B319]-[.B3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[.B320]-[.B3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[.B321]-[.B3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[.B322]-[.B3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B323]-[.B3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B324]-[.B3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B325]-[.B3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B326]-[.B3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B327]-[.B3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B328]-[.B3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B329]-[.B3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B330]-[.B3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B331]-[.B3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B332]-[.B3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[.B333]-[.B3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[.B334]-[.B3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[.B335]-[.B3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B336]-[.B3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B337]-[.B3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B338]-[.B3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[.B339]-[.B3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B340]-[.B3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B341]-[.B3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B342]-[.B3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B343]-[.B3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B344]-[.B3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B345]-[.B3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B346]-[.B3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B347]-[.B3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B348]-[.B3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B349]-[.B3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B350]-[.B3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B351]-[.B3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B352]-[.B3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B353]-[.B3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B354]-[.B3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B355]-[.B3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B356]-[.B3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B357]-[.B3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B358]-[.B3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B359]-[.B3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B360]-[.B3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B361]-[.B3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B362]-[.B3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B363]-[.B3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B364]-[.B3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B365]-[.B3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B366]-[.B3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B367]-[.B3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B368]-[.B3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B369]-[.B3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B370]-[.B3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B371]-[.B3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B372]-[.B3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B373]-[.B3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B374]-[.B3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B375]-[.B3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B376]-[.B3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B377]-[.B3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B378]-[.B3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B379]-[.B3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B380]-[.B3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B381]-[.B3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B382]-[.B3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B383]-[.B3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B384]-[.B3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B385]-[.B3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B386]-[.B3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B387]-[.B3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B388]-[.B3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B389]-[.B3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B390]-[.B3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B391]-[.B3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B392]-[.B3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B393]-[.B3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B394]-[.B3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B395]-[.B3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B396]-[.B3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B397]-[.B3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B398]-[.B3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B399]-[.B3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B400]-[.B3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B401]-[.B4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B402]-[.B4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B403]-[.B4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B404]-[.B4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B405]-[.B4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B406]-[.B4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B407]-[.B4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B408]-[.B4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B409]-[.B4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B410]-[.B4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B411]-[.B4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B412]-[.B4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B413]-[.B4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B414]-[.B4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B415]-[.B4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B416]-[.B4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B417]-[.B4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B418]-[.B4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B419]-[.B4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B420]-[.B4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B421]-[.B4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B422]-[.B4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B423]-[.B4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B424]-[.B4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B425]-[.B4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B426]-[.B4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427]-[.B4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B428]-[.B4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B429]-[.B4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B430]-[.B4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B431]-[.B4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B432]-[.B4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B433]-[.B4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B434]-[.B4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B435]-[.B4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B436]-[.B4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B437]-[.B4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B438]-[.B4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B439]-[.B4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B440]-[.B4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B441]-[.B4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B442]-[.B4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B443]-[.B4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B444]-[.B4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B445]-[.B4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B446]-[.B4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B447]-[.B4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B448]-[.B4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B449]-[.B4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B450]-[.B4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B451]-[.B4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B452]-[.B4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B453]-[.B4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B454]-[.B4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B455]-[.B4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B456]-[.B4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B457]-[.B4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B458]-[.B4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B459]-[.B4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B460]-[.B4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B461]-[.B4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B462]-[.B4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B463]-[.B4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B464]-[.B4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B465]-[.B4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B466]-[.B4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B467]-[.B4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B468]-[.B4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B469]-[.B4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B470]-[.B4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B471]-[.B4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B472]-[.B4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B473]-[.B4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B474]-[.B4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B475]-[.B4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B476]-[.B4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B477]-[.B4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B478]-[.B4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B479]-[.B4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B480]-[.B4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B481]-[.B4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B482]-[.B4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B483]-[.B4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B484]-[.B4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B485]-[.B4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B486]-[.B4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B487]-[.B4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B488]-[.B4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B489]-[.B4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B490]-[.B4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B491]-[.B4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B492]-[.B4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B493]-[.B4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B494]-[.B4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B495]-[.B4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B496]-[.B4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B497]-[.B4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B498]-[.B4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B499]-[.B4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B500]-[.B4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B501]-[.B5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B502]-[.B5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B503]-[.B5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B504]-[.B5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B505]-[.B5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B506]-[.B5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B507]-[.B5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B508]-[.B5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B509]-[.B5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B510]-[.B5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B511]-[.B5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B512]-[.B5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B513]-[.B5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B514]-[.B5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B515]-[.B5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B516]-[.B5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B517]-[.B5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B518]-[.B5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B519]-[.B5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B520]-[.B5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B521]-[.B5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B522]-[.B5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B523]-[.B5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B524]-[.B5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B525]-[.B5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B526]-[.B5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527]-[.B5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B528]-[.B5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B529]-[.B5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B530]-[.B5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B531]-[.B5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B532]-[.B5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B533]-[.B5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B534]-[.B5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B535]-[.B5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B536]-[.B5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B537]-[.B5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B538]-[.B5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B539]-[.B5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B540]-[.B5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B541]-[.B5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B542]-[.B5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B543]-[.B5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B544]-[.B5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B545]-[.B5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B546]-[.B5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B547]-[.B5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B548]-[.B5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B549]-[.B5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B550]-[.B5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B551]-[.B5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B552]-[.B5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B553]-[.B5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B554]-[.B5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B555]-[.B5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B556]-[.B5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B557]-[.B5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B558]-[.B5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B559]-[.B5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B560]-[.B5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B561]-[.B5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B562]-[.B5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B563]-[.B5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B564]-[.B5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B565]-[.B5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B566]-[.B5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B567]-[.B5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B568]-[.B5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B569]-[.B5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B570]-[.B5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B571]-[.B5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B572]-[.B5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B573]-[.B5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B574]-[.B5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B575]-[.B5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B576]-[.B5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B577]-[.B5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B578]-[.B5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B579]-[.B5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B580]-[.B5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B581]-[.B5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B582]-[.B5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B583]-[.B5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B584]-[.B5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B585]-[.B5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B586]-[.B5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B587]-[.B5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B588]-[.B5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B589]-[.B5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B590]-[.B5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B591]-[.B5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B592]-[.B5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B593]-[.B5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B594]-[.B5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B595]-[.B5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B596]-[.B5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B597]-[.B5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B598]-[.B5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B599]-[.B5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B600]-[.B5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B601]-[.B6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B602]-[.B6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B603]-[.B6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B604]-[.B6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B605]-[.B6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B606]-[.B6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B607]-[.B6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B608]-[.B6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B609]-[.B6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B610]-[.B6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B611]-[.B6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B612]-[.B6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B613]-[.B6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B614]-[.B6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B615]-[.B6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B616]-[.B6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B617]-[.B6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B618]-[.B6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B619]-[.B6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B620]-[.B6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B621]-[.B6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B622]-[.B6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B623]-[.B6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B624]-[.B6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B625]-[.B6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B626]-[.B6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B627]-[.B6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B628]-[.B6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B629]-[.B6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B630]-[.B6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B631]-[.B6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B632]-[.B6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B633]-[.B6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B634]-[.B6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B635]-[.B6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B636]-[.B6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B637]-[.B6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B638]-[.B6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B639]-[.B6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B640]-[.B6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B641]-[.B6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B642]-[.B6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B643]-[.B6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B644]-[.B6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B645]-[.B6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B646]-[.B6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B647]-[.B6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B648]-[.B6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B649]-[.B6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B650]-[.B6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B651]-[.B6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B652]-[.B6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B653]-[.B6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B654]-[.B6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B655]-[.B6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B656]-[.B6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B657]-[.B6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B658]-[.B6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B659]-[.B6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B660]-[.B6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B661]-[.B6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B662]-[.B6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B663]-[.B6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B664]-[.B6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B665]-[.B6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B666]-[.B6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B667]-[.B6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B668]-[.B6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B669]-[.B6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B670]-[.B6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B671]-[.B6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B672]-[.B6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B673]-[.B6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B674]-[.B6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B675]-[.B6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B676]-[.B6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B677]-[.B6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B678]-[.B6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B679]-[.B6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B680]-[.B6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B681]-[.B6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B682]-[.B6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B683]-[.B6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B684]-[.B6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B685]-[.B6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B686]-[.B6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B687]-[.B6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B688]-[.B6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B689]-[.B6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B690]-[.B6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B691]-[.B6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B692]-[.B6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B693]-[.B6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B694]-[.B6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B695]-[.B6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B696]-[.B6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B697]-[.B6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B698]-[.B6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B699]-[.B6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B700]-[.B6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B701]-[.B7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B702]-[.B7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B703]-[.B7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B704]-[.B7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B705]-[.B7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B706]-[.B7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B707]-[.B7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B708]-[.B7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B709]-[.B7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B710]-[.B7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B711]-[.B7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B712]-[.B7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B713]-[.B7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B714]-[.B7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B715]-[.B7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B716]-[.B7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B717]-[.B7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B718]-[.B7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B719]-[.B7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B720]-[.B7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B721]-[.B7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B722]-[.B7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B723]-[.B7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B724]-[.B7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B725]-[.B7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B726]-[.B7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B727]-[.B7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B728]-[.B7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B729]-[.B7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B730]-[.B7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B731]-[.B7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B732]-[.B7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B733]-[.B7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B734]-[.B7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B735]-[.B7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B736]-[.B7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B737]-[.B7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B738]-[.B7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B739]-[.B7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B740]-[.B7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B741]-[.B7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B742]-[.B7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B743]-[.B7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B744]-[.B7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B745]-[.B7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B746]-[.B7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B747]-[.B7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B748]-[.B7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B749]-[.B7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B750]-[.B7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B751]-[.B7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B752]-[.B7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B753]-[.B7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B754]-[.B7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B755]-[.B7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B756]-[.B7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B757]-[.B7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B758]-[.B7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B759]-[.B7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B760]-[.B7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B761]-[.B7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B762]-[.B7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B763]-[.B7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B764]-[.B7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B765]-[.B7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B766]-[.B7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B767]-[.B7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B768]-[.B7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B769]-[.B7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B770]-[.B7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B771]-[.B7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B772]-[.B7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B773]-[.B7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B774]-[.B7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B775]-[.B7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B776]-[.B7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B777]-[.B7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B778]-[.B7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B779]-[.B7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B780]-[.B7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B781]-[.B7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B782]-[.B7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B783]-[.B7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B784]-[.B7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B785]-[.B7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B786]-[.B7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B787]-[.B7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B788]-[.B7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B789]-[.B7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B790]-[.B7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B791]-[.B7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B792]-[.B7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B793]-[.B7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B794]-[.B7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B795]-[.B7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B796]-[.B7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B797]-[.B7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B798]-[.B7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B799]-[.B7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B800]-[.B7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B801]-[.B8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B802]-[.B8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B803]-[.B8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B804]-[.B8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B805]-[.B8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B806]-[.B8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B807]-[.B8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B808]-[.B8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B809]-[.B8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B810]-[.B8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B811]-[.B8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B812]-[.B8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B813]-[.B8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B814]-[.B8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B815]-[.B8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B816]-[.B8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B817]-[.B8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B818]-[.B8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B819]-[.B8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B820]-[.B8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B821]-[.B8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B822]-[.B8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B823]-[.B8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B824]-[.B8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B825]-[.B8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B826]-[.B8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B827]-[.B8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B828]-[.B8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B829]-[.B8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B830]-[.B8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B831]-[.B8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B832]-[.B8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B833]-[.B8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B834]-[.B8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B835]-[.B8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B836]-[.B8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B837]-[.B8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B838]-[.B8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B839]-[.B8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B840]-[.B8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B841]-[.B8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B842]-[.B8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B843]-[.B8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B844]-[.B8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B845]-[.B8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B846]-[.B8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B847]-[.B8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B848]-[.B8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B849]-[.B8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B850]-[.B8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B851]-[.B8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B852]-[.B8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B853]-[.B8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B854]-[.B8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B855]-[.B8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B856]-[.B8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B857]-[.B8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B858]-[.B8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B859]-[.B8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B860]-[.B8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B861]-[.B8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B862]-[.B8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B863]-[.B8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B864]-[.B8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B865]-[.B8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B866]-[.B8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B867]-[.B8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B868]-[.B8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B869]-[.B8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B870]-[.B8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B871]-[.B8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B872]-[.B8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B873]-[.B8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B874]-[.B8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B875]-[.B8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B876]-[.B8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B877]-[.B8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B878]-[.B8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B879]-[.B8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B880]-[.B8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B881]-[.B8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B882]-[.B8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B883]-[.B8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B884]-[.B8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B885]-[.B8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B886]-[.B8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B887]-[.B8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B888]-[.B8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B889]-[.B8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B890]-[.B8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B891]-[.B8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B892]-[.B8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B893]-[.B8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B894]-[.B8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B895]-[.B8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B896]-[.B8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B897]-[.B8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B898]-[.B8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B899]-[.B8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B900]-[.B8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B901]-[.B9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B902]-[.B9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B903]-[.B9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B904]-[.B9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B905]-[.B9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B906]-[.B9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B907]-[.B9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B908]-[.B9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B909]-[.B9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B910]-[.B9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B911]-[.B9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B912]-[.B9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B913]-[.B9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B914]-[.B9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B915]-[.B9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B916]-[.B9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B917]-[.B9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B918]-[.B9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B919]-[.B9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B920]-[.B9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B921]-[.B9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B922]-[.B9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B923]-[.B9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B924]-[.B9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B925]-[.B9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B926]-[.B9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B927]-[.B9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B928]-[.B9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B929]-[.B9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B930]-[.B9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B931]-[.B9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B932]-[.B9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B933]-[.B9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B934]-[.B9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B935]-[.B9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B936]-[.B9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B937]-[.B9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B938]-[.B9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B939]-[.B9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B940]-[.B9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B941]-[.B9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B942]-[.B9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B943]-[.B9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B944]-[.B9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B945]-[.B9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B946]-[.B9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B947]-[.B9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B948]-[.B9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B949]-[.B9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B950]-[.B9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B951]-[.B9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B952]-[.B9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B953]-[.B9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B954]-[.B9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B955]-[.B9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B956]-[.B9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B957]-[.B9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B958]-[.B9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B959]-[.B9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B960]-[.B9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961]-[.B9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B962]-[.B9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B963]-[.B9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B964]-[.B9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B965]-[.B9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B966]-[.B9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B967]-[.B9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B968]-[.B9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B969]-[.B9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B970]-[.B9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B971]-[.B9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B972]-[.B9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B973]-[.B9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B974]-[.B9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B975]-[.B9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B976]-[.B9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977]-[.B9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B978]-[.B9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B979]-[.B9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B980]-[.B9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B981]-[.B9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B982]-[.B9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B983]-[.B9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B984]-[.B9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B985]-[.B9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B986]-[.B9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B987]-[.B9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B988]-[.B9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B989]-[.B9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B990]-[.B9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B991]-[.B9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B992]-[.B9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B993]-[.B9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B994]-[.B9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B995]-[.B9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B996]-[.B9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B997]-[.B9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B998]-[.B9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B999]-[.B9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B1000]-[.B9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B1001]-[.B10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B1002]-[.B10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1003]-[.B10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B1004]-[.B10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B1005]-[.B10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B1006]-[.B10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B1007]-[.B10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B1008]-[.B10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B1009]-[.B10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B1010]-[.B10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B1011]-[.B10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B1012]-[.B10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1013]-[.B10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B1014]-[.B10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B1015]-[.B10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B1016]-[.B10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B1017]-[.B10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B1018]-[.B10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B1019]-[.B10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B1020]-[.B10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B1021]-[.B10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B1022]-[.B10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B1023]-[.B10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B1024]-[.B10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B1025]-[.B10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B1026]-[.B10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027]-[.B10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B1028]-[.B10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B1029]-[.B10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B1030]-[.B10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B1031]-[.B10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B1032]-[.B10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B1033]-[.B10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B1034]-[.B10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B1035]-[.B10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B1036]-[.B10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B1037]-[.B10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B1038]-[.B10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B1039]-[.B10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B1040]-[.B10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B1041]-[.B10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B1042]-[.B10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B1043]-[.B10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B1044]-[.B10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B1045]-[.B10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B1046]-[.B10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B1047]-[.B10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B1048]-[.B10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B1049]-[.B10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B1050]-[.B10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B1051]-[.B10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B1052]-[.B10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B1053]-[.B10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B1054]-[.B10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B1055]-[.B10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B1056]-[.B10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B1057]-[.B10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B1058]-[.B10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B1059]-[.B10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B1060]-[.B10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B1061]-[.B10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B1062]-[.B10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B1063]-[.B10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B1064]-[.B10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B1065]-[.B10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B1066]-[.B10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B1067]-[.B10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B1068]-[.B10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B1069]-[.B10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B1070]-[.B10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B1071]-[.B10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B1072]-[.B10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B1073]-[.B10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B1074]-[.B10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B1075]-[.B10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B1076]-[.B10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B1077]-[.B10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B1078]-[.B10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B1079]-[.B10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B1080]-[.B10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B1081]-[.B10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B1082]-[.B10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B1083]-[.B10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B1084]-[.B10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B1085]-[.B10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B1086]-[.B10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B1087]-[.B10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B1088]-[.B10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B1089]-[.B10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B1090]-[.B10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B1091]-[.B10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B1092]-[.B10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B1093]-[.B10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B1094]-[.B10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B1095]-[.B10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B1096]-[.B10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B1097]-[.B10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B1098]-[.B10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B1099]-[.B10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B1100]-[.B10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B1101]-[.B11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B1102]-[.B11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B1103]-[.B11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B1104]-[.B11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B1105]-[.B11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B1106]-[.B11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B1107]-[.B11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B1108]-[.B11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B1109]-[.B11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B1110]-[.B11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B1111]-[.B11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B1112]-[.B11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B1113]-[.B11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B1114]-[.B11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B1115]-[.B11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B1116]-[.B11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B1117]-[.B11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B1118]-[.B11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B1119]-[.B11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B1120]-[.B11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B1121]-[.B11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B1122]-[.B11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B1123]-[.B11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B1124]-[.B11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B1125]-[.B11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B1126]-[.B11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1127]-[.B11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B1128]-[.B11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B1129]-[.B11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B1130]-[.B11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B1131]-[.B11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B1132]-[.B11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B1133]-[.B11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B1134]-[.B11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B1135]-[.B11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B1136]-[.B11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B1137]-[.B11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B1138]-[.B11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B1139]-[.B11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B1140]-[.B11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B1141]-[.B11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B1142]-[.B11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B1143]-[.B11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B1144]-[.B11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B1145]-[.B11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B1146]-[.B11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B1147]-[.B11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B1148]-[.B11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B1149]-[.B11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B1150]-[.B11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B1151]-[.B11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B1152]-[.B11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B1153]-[.B11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B1154]-[.B11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B1155]-[.B11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B1156]-[.B11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B1157]-[.B11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B1158]-[.B11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B1159]-[.B11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B1160]-[.B11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B1161]-[.B11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B1162]-[.B11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B1163]-[.B11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B1164]-[.B11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B1165]-[.B11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B1166]-[.B11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B1167]-[.B11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B1168]-[.B11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B1169]-[.B11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B1170]-[.B11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1171]-[.B11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B1172]-[.B11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B1173]-[.B11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B1174]-[.B11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B1175]-[.B11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B1176]-[.B11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B1177]-[.B11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B1178]-[.B11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B1179]-[.B11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B1180]-[.B11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B1181]-[.B11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B1182]-[.B11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B1183]-[.B11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B1184]-[.B11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B1185]-[.B11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B1186]-[.B11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B1187]-[.B11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B1188]-[.B11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B1189]-[.B11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B1190]-[.B11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B1191]-[.B11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B1192]-[.B11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B1193]-[.B11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B1194]-[.B11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B1195]-[.B11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B1196]-[.B11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B1197]-[.B11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B1198]-[.B11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B1199]-[.B11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B1200]-[.B11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B1201]-[.B12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B1202]-[.B12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B1203]-[.B12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B1204]-[.B12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B1205]-[.B12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B1206]-[.B12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B1207]-[.B12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B1208]-[.B12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B1209]-[.B12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B1210]-[.B12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B1211]-[.B12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B1212]-[.B12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B1213]-[.B12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B1214]-[.B12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B1215]-[.B12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B1216]-[.B12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B1217]-[.B12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B1218]-[.B12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B1219]-[.B12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B1220]-[.B12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B1221]-[.B12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B1222]-[.B12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B1223]-[.B12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1224]-[.B12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B1225]-[.B12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B1226]-[.B12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1227]-[.B12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B1228]-[.B12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B1229]-[.B12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B1230]-[.B12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B1231]-[.B12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B1232]-[.B12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B1233]-[.B12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B1234]-[.B12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B1235]-[.B12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B1236]-[.B12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B1237]-[.B12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1238]-[.B12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B1239]-[.B12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B1240]-[.B12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B1241]-[.B12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B1242]-[.B12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B1243]-[.B12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B1244]-[.B12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B1245]-[.B12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B1246]-[.B12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B1247]-[.B12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B1248]-[.B12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B1249]-[.B12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1250]-[.B12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B1251]-[.B12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B1252]-[.B12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B1253]-[.B12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B1254]-[.B12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1255]-[.B12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B1256]-[.B12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B1257]-[.B12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B1258]-[.B12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B1259]-[.B12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B1260]-[.B12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B1261]-[.B12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B1262]-[.B12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B1263]-[.B12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1264]-[.B12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B1265]-[.B12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B1266]-[.B12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B1267]-[.B12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B1268]-[.B12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B1269]-[.B12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B1270]-[.B12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B1271]-[.B12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1272]-[.B12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B1273]-[.B12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B1274]-[.B12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B1275]-[.B12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B1276]-[.B12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1277]-[.B12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B1278]-[.B12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B1279]-[.B12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B1280]-[.B12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B1281]-[.B12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B1282]-[.B12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B1283]-[.B12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B1284]-[.B12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B1285]-[.B12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B1286]-[.B12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B1287]-[.B12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B1288]-[.B12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B1289]-[.B12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B1290]-[.B12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B1291]-[.B12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B1292]-[.B12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B1293]-[.B12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B1294]-[.B12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B1295]-[.B12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1296]-[.B12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B1297]-[.B12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B1298]-[.B12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B1299]-[.B12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B1300]-[.B12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B1301]-[.B13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B1302]-[.B13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B1303]-[.B13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B1304]-[.B13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1305]-[.B13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B1306]-[.B13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B1307]-[.B13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B1308]-[.B13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B1309]-[.B13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B1310]-[.B13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B1311]-[.B13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B1312]-[.B13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B1313]-[.B13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B1314]-[.B13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B1315]-[.B13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B1316]-[.B13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B1317]-[.B13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B1318]-[.B13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B1319]-[.B13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B1320]-[.B13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B1321]-[.B13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B1322]-[.B13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B1323]-[.B13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B1324]-[.B13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B1325]-[.B13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B1326]-[.B13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1327]-[.B13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B1328]-[.B13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1329]-[.B13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B1330]-[.B13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B1331]-[.B13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1332]-[.B13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B1333]-[.B13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B1334]-[.B13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1335]-[.B13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B1336]-[.B13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B1337]-[.B13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B1338]-[.B13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B1339]-[.B13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B1340]-[.B13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B1341]-[.B13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B1342]-[.B13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B1343]-[.B13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B1344]-[.B13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B1345]-[.B13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B1346]-[.B13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B1347]-[.B13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B1348]-[.B13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B1349]-[.B13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B1350]-[.B13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B1351]-[.B13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B1352]-[.B13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B1353]-[.B13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B1354]-[.B13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B1355]-[.B13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B1356]-[.B13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B1357]-[.B13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B1358]-[.B13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1359]-[.B13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1360]-[.B13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1361]-[.B13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B1362]-[.B13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B1363]-[.B13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B1364]-[.B13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B1365]-[.B13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1366]-[.B13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B1367]-[.B13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B1368]-[.B13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B1369]-[.B13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B1370]-[.B13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B1371]-[.B13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1372]-[.B13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B1373]-[.B13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1374]-[.B13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B1375]-[.B13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1376]-[.B13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1377]-[.B13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B1378]-[.B13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B1379]-[.B13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B1380]-[.B13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B1381]-[.B13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B1382]-[.B13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1383]-[.B13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B1384]-[.B13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B1385]-[.B13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1386]-[.B13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1387]-[.B13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B1388]-[.B13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B1389]-[.B13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B1390]-[.B13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B1391]-[.B13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B1392]-[.B13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B1393]-[.B13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B1394]-[.B13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B1395]-[.B13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B1396]-[.B13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B1397]-[.B13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B1398]-[.B13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B1399]-[.B13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B1400]-[.B13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1401]-[.B14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B1402]-[.B14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B1403]-[.B14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B1404]-[.B14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B1405]-[.B14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B1406]-[.B14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B1407]-[.B14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B1408]-[.B14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B1409]-[.B14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B1410]-[.B14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B1411]-[.B14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B1412]-[.B14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B1413]-[.B14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B1414]-[.B14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B1415]-[.B14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B1416]-[.B14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1417]-[.B14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B1418]-[.B14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1419]-[.B14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B1420]-[.B14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1421]-[.B14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1422]-[.B14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B1423]-[.B14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B1424]-[.B14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B1425]-[.B14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B1426]-[.B14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1427]-[.B14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B1428]-[.B14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B1429]-[.B14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B1430]-[.B14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B1431]-[.B14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1432]-[.B14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B1433]-[.B14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1434]-[.B14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1435]-[.B14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B1436]-[.B14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B1437]-[.B14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B1438]-[.B14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B1439]-[.B14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B1440]-[.B14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B1441]-[.B14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B1442]-[.B14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1443]-[.B14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1444]-[.B14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B1445]-[.B14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B1446]-[.B14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B1447]-[.B14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B1448]-[.B14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B1449]-[.B14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B1450]-[.B14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1451]-[.B14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B1452]-[.B14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B1453]-[.B14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B1454]-[.B14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1455]-[.B14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1456]-[.B14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1457]-[.B14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B1458]-[.B14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1459]-[.B14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B1460]-[.B14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B1461]-[.B14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B1462]-[.B14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B1463]-[.B14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B1464]-[.B14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B1465]-[.B14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1466]-[.B14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1467]-[.B14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B1468]-[.B14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B1469]-[.B14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B1470]-[.B14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1471]-[.B14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B1472]-[.B14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B1473]-[.B14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B1474]-[.B14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B1475]-[.B14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B1476]-[.B14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1477]-[.B14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B1478]-[.B14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B1479]-[.B14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B1480]-[.B14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B1481]-[.B14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B1482]-[.B14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B1483]-[.B14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1484]-[.B14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B1485]-[.B14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B1486]-[.B14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1487]-[.B14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1488]-[.B14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B1489]-[.B14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B1490]-[.B14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B1491]-[.B14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1492]-[.B14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1493]-[.B14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1494]-[.B14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B1495]-[.B14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B1496]-[.B14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1497]-[.B14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B1498]-[.B14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1499]-[.B14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B1500]-[.B14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B1501]-[.B15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B1502]-[.B15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B1503]-[.B15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1504]-[.B15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B1505]-[.B15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1506]-[.B15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1507]-[.B15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B1508]-[.B15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B1509]-[.B15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B1510]-[.B15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B1511]-[.B15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B1512]-[.B15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B1513]-[.B15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1514]-[.B15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1515]-[.B15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B1516]-[.B15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B1517]-[.B15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B1518]-[.B15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B1519]-[.B15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1520]-[.B15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1521]-[.B15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1522]-[.B15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1523]-[.B15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1524]-[.B15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1525]-[.B15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1526]-[.B15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1527]-[.B15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1528]-[.B15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1529]-[.B15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1530]-[.B15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1531]-[.B15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1532]-[.B15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1533]-[.B15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1534]-[.B15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1535]-[.B15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1536]-[.B15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1537]-[.B15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1538]-[.B15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1539]-[.B15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1540]-[.B15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1541]-[.B15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1542]-[.B15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1543]-[.B15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1544]-[.B15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1545]-[.B15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1546]-[.B15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1547]-[.B15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1548]-[.B15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1549]-[.B15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1550]-[.B15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1551]-[.B15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1552]-[.B15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1553]-[.B15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1554]-[.B15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1555]-[.B15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1556]-[.B15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1557]-[.B15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1558]-[.B15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1559]-[.B15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1560]-[.B15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1561]-[.B15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1562]-[.B15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1563]-[.B15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1564]-[.B15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1565]-[.B15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1566]-[.B15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1567]-[.B15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1568]-[.B15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1569]-[.B15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1570]-[.B15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1571]-[.B15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1572]-[.B15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1573]-[.B15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1574]-[.B15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1575]-[.B15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1576]-[.B15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1577]-[.B15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1578]-[.B15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1579]-[.B15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1580]-[.B15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1581]-[.B15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1582]-[.B15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1583]-[.B15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1584]-[.B15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1585]-[.B15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1586]-[.B15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1587]-[.B15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1588]-[.B15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1589]-[.B15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1590]-[.B15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1591]-[.B15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1592]-[.B15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1593]-[.B15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1594]-[.B15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1595]-[.B15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1596]-[.B15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1597]-[.B15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1598]-[.B15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1599]-[.B15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1600]-[.B15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1601]-[.B16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1602]-[.B16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1603]-[.B16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1604]-[.B16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1605]-[.B16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1606]-[.B16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1607]-[.B16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1608]-[.B16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1609]-[.B16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1610]-[.B16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1611]-[.B16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1612]-[.B16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1613]-[.B16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1614]-[.B16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1615]-[.B16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1616]-[.B16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1617]-[.B16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1618]-[.B16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1619]-[.B16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1620]-[.B16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1621]-[.B16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1622]-[.B16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1623]-[.B16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1624]-[.B16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1625]-[.B16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1626]-[.B16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1627]-[.B16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1628]-[.B16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1629]-[.B16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1630]-[.B16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1631]-[.B16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1632]-[.B16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1633]-[.B16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1634]-[.B16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1635]-[.B16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1636]-[.B16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1637]-[.B16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1638]-[.B16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1639]-[.B16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1640]-[.B16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1641]-[.B16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1642]-[.B16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1643]-[.B16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1644]-[.B16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1645]-[.B16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1646]-[.B16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1647]-[.B16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1648]-[.B16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1649]-[.B16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1650]-[.B16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1651]-[.B16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1652]-[.B16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1653]-[.B16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1654]-[.B16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1655]-[.B16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1656]-[.B16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1657]-[.B16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1658]-[.B16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1659]-[.B16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1660]-[.B16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1661]-[.B16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1662]-[.B16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1663]-[.B16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1664]-[.B16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1665]-[.B16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1666]-[.B16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1667]-[.B16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1668]-[.B16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1669]-[.B16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1670]-[.B16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1671]-[.B16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1672]-[.B16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1673]-[.B16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1674]-[.B16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1675]-[.B16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1676]-[.B16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677]-[.B16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1678]-[.B16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1679]-[.B16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1680]-[.B16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1681]-[.B16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1682]-[.B16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1683]-[.B16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1684]-[.B16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1685]-[.B16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1686]-[.B16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1687]-[.B16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1688]-[.B16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1689]-[.B16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1690]-[.B16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1691]-[.B16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1692]-[.B16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1693]-[.B16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1694]-[.B16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1695]-[.B16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1696]-[.B16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1697]-[.B16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1698]-[.B16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1699]-[.B16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1700]-[.B16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1701]-[.B17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1702]-[.B17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1703]-[.B17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1704]-[.B17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1705]-[.B17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1706]-[.B17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707]-[.B17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1708]-[.B17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1709]-[.B17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1710]-[.B17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1711]-[.B171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1712]-[.B17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1713]-[.B17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1714]-[.B17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1715]-[.B17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1716]-[.B17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1717]-[.B17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1718]-[.B17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1719]-[.B17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1720]-[.B17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1721]-[.B17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1722]-[.B17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1723]-[.B17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1724]-[.B17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1725]-[.B17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1726]-[.B17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1727]-[.B17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1728]-[.B17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1729]-[.B17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1730]-[.B17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1731]-[.B17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1732]-[.B17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1733]-[.B17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1734]-[.B17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1735]-[.B17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1736]-[.B17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1737]-[.B17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1738]-[.B17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1739]-[.B17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1740]-[.B17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1741]-[.B17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1742]-[.B17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1743]-[.B17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1744]-[.B174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1745]-[.B174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1746]-[.B174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1747]-[.B174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1748]-[.B174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1749]-[.B174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1750]-[.B174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1751]-[.B175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1752]-[.B175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1753]-[.B175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1754]-[.B175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1755]-[.B175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1756]-[.B175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1757]-[.B175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1758]-[.B175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1759]-[.B175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1760]-[.B175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1761]-[.B176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1762]-[.B176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1763]-[.B176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1764]-[.B176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1765]-[.B176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1766]-[.B176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1767]-[.B176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1768]-[.B176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1769]-[.B176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1770]-[.B176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1771]-[.B177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1772]-[.B177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1773]-[.B177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1774]-[.B177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1775]-[.B177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1776]-[.B177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1777]-[.B177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1778]-[.B177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1779]-[.B177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1780]-[.B177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1781]-[.B178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1782]-[.B178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1783]-[.B178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1784]-[.B178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1785]-[.B178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1786]-[.B178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1787]-[.B178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1788]-[.B178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1789]-[.B178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1790]-[.B178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1791]-[.B179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1792]-[.B179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1793]-[.B179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1794]-[.B179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1795]-[.B179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1796]-[.B179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1797]-[.B179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1798]-[.B179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1799]-[.B179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1800]-[.B179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1801]-[.B180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1802]-[.B180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1803]-[.B180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1804]-[.B180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1805]-[.B180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1806]-[.B180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1807]-[.B180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1808]-[.B180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1809]-[.B180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1810]-[.B180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1811]-[.B181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1812]-[.B181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1813]-[.B181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1814]-[.B181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1815]-[.B181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1816]-[.B181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1817]-[.B181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1818]-[.B181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1819]-[.B181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1820]-[.B181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1821]-[.B182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1822]-[.B182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1823]-[.B182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1824]-[.B182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1825]-[.B182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1826]-[.B182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827]-[.B182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828]-[.B182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829]-[.B182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830]-[.B182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831]-[.B183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832]-[.B183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833]-[.B183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834]-[.B183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835]-[.B183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836]-[.B183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37]-[.B183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38]-[.B183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39]-[.B183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40]-[.B183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41]-[.B184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2]-[.B184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3]-[.B184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4]-[.B184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45]-[.B184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46]-[.B184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47]-[.B184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48]-[.B184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49]-[.B184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850]-[.B184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851]-[.B185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852]-[.B185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853]-[.B185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854]-[.B185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855]-[.B185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856]-[.B185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857]-[.B185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858]-[.B185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859]-[.B185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860]-[.B185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861]-[.B186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862]-[.B186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863]-[.B186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864]-[.B186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865]-[.B186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866]-[.B186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867]-[.B186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868]-[.B186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869]-[.B186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870]-[.B186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871]-[.B187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872]-[.B187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873]-[.B187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874]-[.B187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875]-[.B187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876]-[.B187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877]-[.B187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878]-[.B187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879]-[.B187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880]-[.B187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881]-[.B188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882]-[.B188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883]-[.B188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884]-[.B188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885]-[.B188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886]-[.B188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887]-[.B188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888]-[.B188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889]-[.B188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890]-[.B188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891]-[.B189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892]-[.B189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893]-[.B189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894]-[.B189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895]-[.B189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896]-[.B189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897]-[.B189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898]-[.B189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899]-[.B189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900]-[.B189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901]-[.B190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902]-[.B190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903]-[.B190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904]-[.B190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905]-[.B190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906]-[.B190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907]-[.B190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908]-[.B190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909]-[.B190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910]-[.B190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911]-[.B191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912]-[.B191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913]-[.B191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914]-[.B191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915]-[.B191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916]-[.B191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917]-[.B191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918]-[.B191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919]-[.B191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920]-[.B191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921]-[.B192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922]-[.B192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923]-[.B192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924]-[.B192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925]-[.B192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926]-[.B192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927]-[.B192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928]-[.B192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929]-[.B192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930]-[.B192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931]-[.B193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932]-[.B193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933]-[.B193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934]-[.B193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935]-[.B193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936]-[.B193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937]-[.B193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938]-[.B193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1939]-[.B193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940]-[.B193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941]-[.B194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942]-[.B194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943]-[.B194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44]-[.B194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945]-[.B194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946]-[.B194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947]-[.B194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948]-[.B194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949]-[.B194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950]-[.B194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951]-[.B195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952]-[.B195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953]-[.B195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954]-[.B195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955]-[.B195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956]-[.B195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957]-[.B195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958]-[.B195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1959]-[.B195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960]-[.B195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961]-[.B196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962]-[.B196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963]-[.B196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964]-[.B196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965]-[.B196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1966]-[.B196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967]-[.B196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968]-[.B196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69]-[.B196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970]-[.B196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971]-[.B197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972]-[.B197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973]-[.B197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974]-[.B197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975]-[.B197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976]-[.B197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977]-[.B197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978]-[.B197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1979]-[.B197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1980]-[.B197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981]-[.B198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1982]-[.B198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1983]-[.B198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984]-[.B198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1985]-[.B198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1986]-[.B198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987]-[.B198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1988]-[.B198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1989]-[.B198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90]-[.B198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991]-[.B199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992]-[.B199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993]-[.B199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994]-[.B199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995]-[.B199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996]-[.B199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997]-[.B199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998]-[.B199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1999]-[.B199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000]-[.B199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001]-[.B200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002]-[.B200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003]-[.B200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004]-[.B200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05]-[.B200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06]-[.B200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07]-[.B200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08]-[.B200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09]-[.B200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10]-[.B200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11]-[.B2010]+7" office:value-type="float" office:value="2026" calcext:value-type="float">
            <text:p>2026</text:p>
          </table:table-cell>
          <table:table-cell/>
          <table:table-cell table:formula="of:=[.B2013]-[.B2004]"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12]-[.B201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013]-[.B201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014]-[.B2013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015]-[.B2014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016]-[.B2015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7]-[.B2016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18]-[.B2017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9]-[.B2018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020]-[.B2019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021]-[.B2020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22]-[.B2021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023]-[.B2022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024]-[.B2023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25]-[.B2024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26]-[.B2025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027]-[.B2026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028]-[.B2027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B2029]-[.B2028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B2030]-[.B2029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B2031]-[.B2030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B2032]-[.B2031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B2033]-[.B2032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B2034]-[.B2033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B2035]-[.B2034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B2036]-[.B2035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B2037]-[.B2036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B2038]-[.B2037]+7" office:value-type="float" office:value="-2012" calcext:value-type="float">
            <text:p>-2012</text:p>
          </table:table-cell>
          <table:table-cell table:number-columns-repeated="2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B2039]-[.B2038]+7" office:value-type="float" office:value="-2011" calcext:value-type="float">
            <text:p>-2011</text:p>
          </table:table-cell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B2040]-[.B2039]+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B2041]-[.B2040]+7"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B2042]-[.B2041]+7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B2043]-[.B2042]+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B2044]-[.B2043]+7" office:value-type="float" office:value="-2012" calcext:value-type="float">
            <text:p>-2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6:03:45.992000000</meta:creation-date>
    <meta:generator>LibreOffice/7.5.1.2$Windows_X86_64 LibreOffice_project/fcbaee479e84c6cd81291587d2ee68cba099e129</meta:generator>
    <dc:date>2023-06-17T17:31:24.860000000</dc:date>
    <meta:editing-duration>PT1H27M40S</meta:editing-duration>
    <meta:editing-cycles>1</meta:editing-cycles>
    <meta:document-statistic meta:table-count="2" meta:cell-count="4122" meta:object-count="0"/>
  </office:meta>
</office:document-meta>
</file>